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'Courier New', Courier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Preformatted_20_Text">
      <style:paragraph-properties fo:margin-left="0cm" fo:margin-right="0cm" fo:margin-top="0.958cm" fo:margin-bottom="0cm" fo:text-indent="0cm" style:auto-text-indent="false" fo:padding="0cm" fo:border="none"/>
      <style:text-properties fo:font-variant="normal" fo:text-transform="none" style:font-name="Menlo" fo:font-size="10.1000003814697pt" fo:letter-spacing="normal" fo:font-style="normal" fo:font-weight="normal"/>
    </style:style>
    <style:style style:name="P5" style:family="paragraph" style:parent-style-name="Preformatted_20_Text">
      <style:paragraph-properties fo:margin-top="0.958cm" fo:margin-bottom="0cm" fo:padding="0cm" fo:border="none"/>
      <style:text-properties fo:font-variant="normal" fo:text-transform="none" fo:letter-spacing="normal"/>
    </style:style>
    <style:style style:name="P6" style:family="paragraph" style:parent-style-name="Preformatted_20_Text">
      <style:paragraph-properties fo:margin-top="0.958cm" fo:margin-bottom="0cm" fo:padding="0cm" fo:border="none"/>
      <style:text-properties fo:font-variant="normal" fo:text-transform="none" style:font-name="Menlo" fo:font-size="10.1000003814697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Menlo" fo:font-size="10.1000003814697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36223904367478067" text:style-name="Outline">
        <text:list-item>
          <text:h text:style-name="P3" text:outline-level="1">Material Buttom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1-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Una clase de utilidad para construir botones de Material que dependen del ambiente ButtonTheme y Theme.</text:p>
      <text:p text:style-name="Standard"/>
      <text:p text:style-name="Standard">El tamaño del botón se expandirá para ajustarse al widget secundario, si es necesario.</text:p>
      <text:p text:style-name="Standard"/>
      <text:p text:style-name="Standard">Los botones MaterialButtons cuyo controlador onPressed es nulo serán deshabilitados. Para tener un botón habilitado, asegúrese de pasar un valor no nulo para onPressed.</text:p>
      <text:p text:style-name="Standard"/>
      <text:p text:style-name="Standard">En lugar de usar esta clase directamente, considere usar FlatButton, OutlineButton o RaisedButton, que configuran esta clase con los valores predeterminados apropiados que coinciden con la especificación de diseño del material.</text:p>
      <text:p text:style-name="Standard"/>
      <text:p text:style-name="Standard">Para crear un botón directamente, sin heredar los valores predeterminados del tema, use RawMaterialButton.</text:p>
      <text:p text:style-name="Standard"/>
      <text:p text:style-name="Standard">Si desea un efecto de salpicaduras de tinta para los toques, pero no desea utilizar un botón, considere usar InkWell directamen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'Courier New', Courier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11T10:35:50</meta:creation-date>
    <meta:editing-duration>PT54M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5" meta:word-count="137" meta:character-count="954"/>
    <dc:date>2019-02-11T11:45:27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